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1.03cm" table:align="left"/>
    </style:style>
    <style:style style:name="Table1.A" style:family="table-column">
      <style:table-column-properties style:column-width="3.129cm"/>
    </style:style>
    <style:style style:name="Table1.B" style:family="table-column">
      <style:table-column-properties style:column-width="3.962cm"/>
    </style:style>
    <style:style style:name="Table1.C" style:family="table-column">
      <style:table-column-properties style:column-width="3.939cm"/>
    </style:style>
    <style:style style:name="Table1.A1" style:family="table-cell">
      <style:table-cell-properties style:writing-mode="pag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2.932cm" style:rel-column-width="10922*"/>
    </style:style>
    <style:style style:name="Table2.A1" style:family="table-cell">
      <style:table-cell-properties style:writing-mode="page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B" style:family="table-column">
      <style:table-column-properties style:column-width="8.795cm" style:rel-column-width="32768*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weight="bold" officeooo:rsid="00127964" officeooo:paragraph-rsid="00127964" style:font-weight-asian="bold" style:font-weight-complex="bold"/>
    </style:style>
    <style:style style:name="P2" style:family="paragraph" style:parent-style-name="Text_20_body">
      <style:text-properties fo:font-weight="normal" officeooo:rsid="00127964" officeooo:paragraph-rsid="00127964" style:font-weight-asian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weight="normal" officeooo:rsid="00127964" officeooo:paragraph-rsid="00127964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weight="bold" officeooo:rsid="00127964" officeooo:paragraph-rsid="00127964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127964" officeooo:paragraph-rsid="00127964"/>
    </style:style>
    <style:style style:name="P6" style:family="paragraph" style:parent-style-name="Text_20_body">
      <style:paragraph-properties fo:text-align="start" style:justify-single-word="false"/>
      <style:text-properties fo:font-weight="normal" officeooo:rsid="00127964" officeooo:paragraph-rsid="00127964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officeooo:paragraph-rsid="00127964"/>
    </style:style>
    <style:style style:name="P8" style:family="paragraph" style:parent-style-name="Text_20_body">
      <style:paragraph-properties fo:text-align="start" style:justify-single-word="false"/>
      <style:text-properties style:use-window-font-color="true" loext:opacity="0%" style:text-underline-style="none" fo:font-weight="normal" officeooo:rsid="00127964" officeooo:paragraph-rsid="00127964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loext:opacity="0%" style:text-underline-style="none" fo:font-weight="bold" officeooo:rsid="00127964" officeooo:paragraph-rsid="00127964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use-window-font-color="true" loext:opacity="0%" style:text-underline-style="none" fo:font-weight="bold" officeooo:rsid="0013a212" officeooo:paragraph-rsid="0013a212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officeooo:rsid="0013a212" officeooo:paragraph-rsid="0013a212"/>
    </style:style>
    <style:style style:name="T1" style:family="text">
      <style:text-properties style:use-window-font-color="true" loext:opacity="0%" style:text-underline-style="none" fo:font-weight="normal" officeooo:rsid="00127964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a212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unicación en un Sistema Distribuido</text:p>
      <text:p text:style-name="P1">TCP:</text:p>
      <text:p text:style-name="P2">Es más confiable que UDP sacrificando la latencia. Es orientado a conexión y funciona con un stream de bytes. Sólo funciona con Unicast. Si dos computadoras desean conectarse a una computadora destino, esta necesitará de dos sockets.</text:p>
      <text:p text:style-name="P1">UDP:</text:p>
      <text:p text:style-name="P2">Es rápido pero las transferencias no son confiables. No ordena mensajes y no está orientado a conexión.</text:p>
      <text:p text:style-name="P1">Transacción HTTP:</text:p>
      <text:p text:style-name="P3">→ Solicitud →</text:p>
      <text:p text:style-name="P3">Nodo cliente<text:tab/><text:tab/><text:tab/>Nodo Servidor</text:p>
      <text:p text:style-name="P3">← Respuesta ←</text:p>
      <text:p text:style-name="P4">Estructura de una solicitud HTTP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Método (ej. get)</text:p>
          </table:table-cell>
          <table:table-cell table:style-name="Table1.A1" office:value-type="string">
            <text:p text:style-name="P5">Ruta relativa (ej. /path, /status, /users)</text:p>
          </table:table-cell>
          <table:table-cell table:style-name="Table1.A1" office:value-type="string">
            <text:p text:style-name="P5">Versión (ej. HTTP/1.1)</text:p>
          </table:table-cell>
        </table:table-row>
        <table:table-row>
          <table:table-cell table:style-name="Table1.A1" table:number-columns-spanned="3" office:value-type="string">
            <text:p text:style-name="P5">Headers HTTP (ej. content-length, content-type, connection)</text:p>
          </table:table-cell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5">Cuerpo del mensaje (Opcional)</text:p>
          </table:table-cell>
          <table:covered-table-cell/>
          <table:covered-table-cell/>
        </table:table-row>
      </table:table>
      <text:p text:style-name="P4"/>
      <text:p text:style-name="P6">Se pueden ejecutar métodos con los paths</text:p>
      <text:p text:style-name="P7"><text:a xlink:type="simple" xlink:href="http://123.85.46.96:8080/status" text:style-name="Internet_20_link" text:visited-style-name="Visited_20_Internet_20_Link">http://123.85.46.96:8080/status</text:a><text:span text:style-name="T1"> → métodoStatus()</text:span></text:p>
      <text:p text:style-name="P8"><text:a xlink:type="simple" xlink:href="http://123.85.46.96:8080/status" text:style-name="Internet_20_link" text:visited-style-name="Visited_20_Internet_20_Link">http://123.85.46.96:8080/</text:a>users → métodoUsers()</text:p>
      <text:p text:style-name="P9">Ejemplo: <text:a xlink:type="simple" xlink:href="http://123.85.46.96:8080/users?userId=8127&amp;month=01" text:style-name="Internet_20_link" text:visited-style-name="Visited_20_Internet_20_Link"><text:span text:style-name="T2">http://123.85.46.96:8080/users?user</text:span><text:span text:style-name="T3">I</text:span><text:span text:style-name="T2">d=</text:span><text:span text:style-name="T3">8127&amp;month=01</text:span></text:a></text:p>
      <text:p text:style-name="P10">HTTP 1.1:</text:p>
      <table:table table:name="Table2" table:style-name="Table2">
        <table:table-column table:style-name="Table2.A" table:number-columns-repeated="6"/>
        <table:table-row>
          <table:table-cell table:style-name="Table2.A1" table:number-columns-spanned="6" office:value-type="string">
            <text:p text:style-name="P11">Tiempo de respues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1">Cliente Solicitud 1</text:p>
          </table:table-cell>
          <table:table-cell table:style-name="Table2.A1" office:value-type="string">
            <text:p text:style-name="P11">Servidor Respuesta 1</text:p>
          </table:table-cell>
          <table:table-cell table:style-name="Table2.A1" office:value-type="string">
            <text:p text:style-name="P11">Cliente Solicitud 2</text:p>
          </table:table-cell>
          <table:table-cell table:style-name="Table2.A1" office:value-type="string">
            <text:p text:style-name="P11">Servidor Respuesta 2</text:p>
          </table:table-cell>
          <table:table-cell table:style-name="Table2.A1" office:value-type="string">
            <text:p text:style-name="P11">Cliente Solicitud 3</text:p>
          </table:table-cell>
          <table:table-cell table:style-name="Table2.A1" office:value-type="string">
            <text:p text:style-name="P11">Servidor Respuesta 3</text:p>
          </table:table-cell>
        </table:table-row>
      </table:table>
      <text:p text:style-name="P10"/>
      <text:p text:style-name="P10">HTTP/2 (Aumenta recursos y latencia):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1">Tiempo de respuesta</text:p>
          </table:table-cell>
          <table:covered-table-cell/>
        </table:table-row>
        <table:table-row>
          <table:table-cell table:style-name="Table3.A2" office:value-type="string">
            <text:p text:style-name="P11">Cliente Solicitud 1</text:p>
          </table:table-cell>
          <table:table-cell table:style-name="Table3.B2" office:value-type="string">
            <text:p text:style-name="P11">Servidor Respuesta 1</text:p>
          </table:table-cell>
        </table:table-row>
        <table:table-row>
          <table:table-cell table:style-name="Table3.A2" office:value-type="string">
            <text:p text:style-name="P11">Cliente Solicitud 2</text:p>
          </table:table-cell>
          <table:table-cell table:style-name="Table3.B2" office:value-type="string">
            <text:p text:style-name="P11">Servidor Respuesta 2</text:p>
          </table:table-cell>
        </table:table-row>
        <text:soft-page-break/>
        <table:table-row>
          <table:table-cell table:style-name="Table3.A2" office:value-type="string">
            <text:p text:style-name="P11">Cliente Solicitud 3</text:p>
          </table:table-cell>
          <table:table-cell table:style-name="Table3.B2" office:value-type="string">
            <text:p text:style-name="P11">Servidor Respuesta 3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6T08:56:26.353107626</meta:creation-date>
    <dc:date>2025-09-26T09:15:21.051689679</dc:date>
    <meta:editing-duration>PT7M30S</meta:editing-duration>
    <meta:editing-cycles>1</meta:editing-cycles>
    <meta:document-statistic meta:table-count="3" meta:image-count="0" meta:object-count="0" meta:page-count="2" meta:paragraph-count="35" meta:word-count="164" meta:character-count="1166" meta:non-whitespace-character-count="1035"/>
    <meta:generator>LibreOffice/25.2.6.2$Linux_X86_64 LibreOffice_project/520$Build-2</meta:generator>
  </office:meta>
</office:document-meta>
</file>